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 fo:font-size="11pt" style:font-size-asian="11pt" style:font-size-complex="11pt"/>
    </style:style>
    <style:style style:name="P2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15f903" style:font-size-asian="11pt" style:font-size-complex="11pt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5f903" style:font-size-asian="10pt" style:font-size-complex="10pt"/>
    </style:style>
    <style:style style:name="P5" style:family="paragraph" style:parent-style-name="UrbanTitle">
      <style:text-properties officeooo:paragraph-rsid="0015f903"/>
    </style:style>
    <style:style style:name="P6" style:family="paragraph" style:parent-style-name="UrbanBody">
      <style:paragraph-properties fo:text-align="start" style:justify-single-word="false"/>
      <style:text-properties style:font-name="arial" fo:font-size="11pt" officeooo:paragraph-rsid="00175a7f" style:font-size-asian="11pt" style:font-size-complex="11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7" style:family="text">
      <style:text-properties style:font-name="arial"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8" style:family="text">
      <style:text-properties style:font-name="arial" fo:font-size="14pt" fo:font-style="normal" style:text-underline-style="none" style:font-size-asian="14pt" style:font-style-asian="normal" style:font-size-complex="14pt" style:font-style-complex="normal"/>
    </style:style>
    <style:style style:name="T9" style:family="text">
      <style:text-properties style:font-name="Arial" fo:font-size="10pt" fo:language="fr" fo:country="BE" fo:font-style="normal" style:text-underline-style="none" fo:font-weight="normal" officeooo:rsid="0084aa9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style:font-name="Arial" fo:font-size="10pt" fo:language="fr" fo:country="BE" fo:font-style="normal" style:text-underline-style="none" fo:font-weight="normal" officeooo:rsid="00463a5b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7">do text</text:p><text:p text:style-name="P7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6"><text:span text:style-name="T9"><office:annotation><dc:creator>Gauthier Bastien</dc:creator><dc:date>2011-01-13T14:56:41</dc:date><text:p text:style-name="P7">do text</text:p><text:p text:style-name="P7">from document(at=arne, format='odt')</text:p></office:annotation></text:span><text:span text:style-name="T9">Import depuis </text:span><text:span text:style-name="T10">arne</text:span><text:span text:style-name="T9">.odt</text:span></text:p>
            <text:p text:style-name="P6"><text:span text:style-name="T6"><text:line-break/></text:span><text:span text:style-name="T7">RECOMMANDE</text:span></text:p>
          </table:table-cell>
        </table:table-row>
      </table:table>
      <text:p text:style-name="P5"><text:span text:style-name="Emphasis"><text:span text:style-name="T1"/></text:span></text:p>
      <text:p text:style-name="P5"><text:span text:style-name="Emphasis"><text:span text:style-name="T8">Complément Permis d'environnement classe 1</text:span></text:span></text:p>
      <text:p text:style-name="P1"/>
      <text:p text:style-name="P2"><text:span text:style-name="T3"><office:annotation><dc:creator>Gauthier Bastien</dc:creator><dc:date>2011-02-16T16:12:24</dc:date><text:p text:style-name="P7">do text if len(self.getApplicants()) &gt; 1</text:p></office:annotation></text:span><text:span text:style-name="T3">Exploitants : </text:span><text:text-input text:description="Demandeurs">self.getApplicantsSignaletic()</text:text-input></text:p>
      <text:p text:style-name="P2"><text:span text:style-name="T3"><office:annotation><dc:creator>Gauthier Bastien</dc:creator><dc:date>2011-02-16T16:13:21</dc:date><text:p text:style-name="P7">do text if not len(self.getApplicants()) &gt; 1</text:p></office:annotation></text:span><text:span text:style-name="T3">Exploitant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 </text:span><text:text-input text:description="Situation des travaux">self.getWorkLocationSignaletic()</text:text-input></text:p>
      <text:p text:style-name="P1"><text:span text:style-name="T3">Référence cadastrale :</text:span> <text:text-input text:description="Bien-Parcelles">licence_view.get_parcels()</text:text-input></text:p>
      <text:p text:style-name="P1"/>
      <text:p text:style-name="P1">Monsieur le Fonctionnaire Technique,</text:p>
      <text:p text:style-name="P1"/>
      <text:p text:style-name="P1">Conformément à l’article 37, &amp; 2, de l’arrêté du Gouvernement wallon du 4 juillet 2002 relatif à la procédure d’octroi du permis d’environnement et du permis unique, aux déclarations et aux mesures de police administrative, nous vous transmettons le complément <text:s/>de permis d'environnement classe 1 à l’objet repris sous rubrique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1"><text:span text:style-name="T1"><office:annotation><dc:creator>sde </dc:creator><dc:date>2011-07-27T10:02:32</dc:date><text:p text:style-name="P7">do text</text:p><text:p text:style-name="P7">from document(at=signatures, format='odt')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08-08T13:16:39.207383510</dc:date>
    <meta:editing-duration>PT7H51M2S</meta:editing-duration>
    <meta:editing-cycles>47</meta:editing-cycles>
    <meta:generator>LibreOffice/6.4.7.2$Linux_X86_64 LibreOffice_project/40$Build-2</meta:generator>
    <meta:document-statistic meta:table-count="1" meta:image-count="0" meta:object-count="0" meta:page-count="1" meta:paragraph-count="15" meta:word-count="122" meta:character-count="918" meta:non-whitespace-character-count="824"/>
  </office:meta>
</office:document-meta>
</file>